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35ec2" officeooo:paragraph-rsid="001416b3"/>
    </style:style>
    <style:style style:name="P2" style:family="paragraph" style:parent-style-name="Standard" style:list-style-name="L1">
      <style:text-properties style:font-name="Arial" officeooo:paragraph-rsid="001416b3"/>
    </style:style>
    <style:style style:name="P3" style:family="paragraph" style:parent-style-name="Standard">
      <style:text-properties style:font-name="Arial" officeooo:rsid="001416b3" officeooo:paragraph-rsid="001416b3"/>
    </style:style>
    <style:style style:name="P4" style:family="paragraph" style:parent-style-name="Standard" style:list-style-name="L2">
      <style:text-properties style:font-name="Arial" officeooo:rsid="001416b3" officeooo:paragraph-rsid="001416b3"/>
    </style:style>
    <style:style style:name="P5" style:family="paragraph" style:parent-style-name="Standard" style:list-style-name="L2">
      <style:text-properties style:font-name="Arial" fo:font-weight="bold" officeooo:rsid="001416b3" officeooo:paragraph-rsid="001416b3" style:font-weight-asian="bold" style:font-weight-complex="bold"/>
    </style:style>
    <style:style style:name="P6" style:family="paragraph" style:parent-style-name="Standard" style:list-style-name="L2">
      <style:text-properties style:font-name="Arial" fo:font-weight="bold" officeooo:rsid="001583c2" officeooo:paragraph-rsid="001583c2" style:font-weight-asian="bold" style:font-weight-complex="bold"/>
    </style:style>
    <style:style style:name="P7" style:family="paragraph" style:parent-style-name="Standard">
      <style:text-properties style:font-name="Arial" fo:font-weight="bold" officeooo:rsid="00177100" officeooo:paragraph-rsid="00177100" style:font-weight-asian="bold" style:font-weight-complex="bold"/>
    </style:style>
    <style:style style:name="P8" style:family="paragraph" style:parent-style-name="Standard" style:list-style-name="L3">
      <style:text-properties style:font-name="Arial" fo:font-weight="bold" officeooo:rsid="00177100" officeooo:paragraph-rsid="00177100" style:font-weight-asian="bold" style:font-weight-complex="bold"/>
    </style:style>
    <style:style style:name="P9" style:family="paragraph" style:parent-style-name="Standard" style:list-style-name="L3">
      <style:text-properties style:font-name="Arial" fo:font-weight="bold" officeooo:rsid="00177100" officeooo:paragraph-rsid="001856e1" style:font-weight-asian="bold" style:font-weight-complex="bold"/>
    </style:style>
    <style:style style:name="P10" style:family="paragraph" style:parent-style-name="Standard" style:list-style-name="L3">
      <style:text-properties style:font-name="Arial" fo:font-weight="bold" officeooo:rsid="00181969" officeooo:paragraph-rsid="00181969" style:font-weight-asian="bold" style:font-weight-complex="bold"/>
    </style:style>
    <style:style style:name="P11" style:family="paragraph" style:parent-style-name="Standard">
      <style:text-properties style:font-name="Arial" fo:font-weight="bold" officeooo:rsid="001856e1" officeooo:paragraph-rsid="001856e1" style:font-weight-asian="bold" style:font-weight-complex="bold"/>
    </style:style>
    <style:style style:name="P12" style:family="paragraph" style:parent-style-name="Standard">
      <style:text-properties style:font-name="Arial" fo:font-weight="normal" officeooo:rsid="001856e1" officeooo:paragraph-rsid="001856e1" style:font-weight-asian="normal" style:font-weight-complex="normal"/>
    </style:style>
    <style:style style:name="P13" style:family="paragraph" style:parent-style-name="Standard">
      <style:paragraph-properties fo:margin-top="0in" fo:margin-bottom="0.2in" loext:contextual-spacing="false"/>
      <style:text-properties style:font-name="Arial" fo:font-weight="bold" officeooo:rsid="00135d99" officeooo:paragraph-rsid="00135d99" style:font-weight-asian="bold" style:font-weight-complex="bold"/>
    </style:style>
    <style:style style:name="P14" style:family="paragraph" style:parent-style-name="Standard">
      <style:paragraph-properties fo:margin-top="0in" fo:margin-bottom="0.2in" loext:contextual-spacing="false"/>
      <style:text-properties style:font-name="Arial" fo:font-weight="bold" officeooo:rsid="001856e1" officeooo:paragraph-rsid="001856e1" style:font-weight-asian="bold" style:font-weight-complex="bold"/>
    </style:style>
    <style:style style:name="T1" style:family="text">
      <style:text-properties officeooo:rsid="001416b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416b3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416b3" style:font-weight-asian="normal" style:font-weight-complex="normal"/>
    </style:style>
    <style:style style:name="T6" style:family="text">
      <style:text-properties fo:font-weight="normal" officeooo:rsid="001583c2" style:font-weight-asian="normal" style:font-weight-complex="normal"/>
    </style:style>
    <style:style style:name="T7" style:family="text">
      <style:text-properties fo:font-weight="normal" officeooo:rsid="00181969" style:font-weight-asian="normal" style:font-weight-complex="normal"/>
    </style:style>
    <style:style style:name="T8" style:family="text">
      <style:text-properties fo:font-weight="normal" officeooo:rsid="001856e1" style:font-weight-asian="normal" style:font-weight-complex="normal"/>
    </style:style>
    <style:style style:name="T9" style:family="text">
      <style:text-properties officeooo:rsid="001856e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Database system module</text:p>
      <text:p text:style-name="P14">Overview</text:p>
      <text:p text:style-name="P1">The database system module implemented uses the Windows file system to create and persist databases, tables, columns and rows. The system creates folders for databases and files for tables, with a CSV-<text:span text:style-name="T1">like</text:span> format for the column names and row values. </text:p>
      <text:p text:style-name="P1"><text:span text:style-name="T1">The system provides a </text:span><text:span text:style-name="T3">database manager</text:span><text:span text:style-name="T1"> with its functionality limited to: </text:span></text:p>
      <text:list xml:id="list5498363686857862292" text:style-name="L1">
        <text:list-item>
          <text:p text:style-name="P2"><text:span text:style-name="T3">creating a new database – </text:span><text:span text:style-name="T5">must provide a file path where the database folder will be created and a database name, used to name the folder mentioned previously; there are checks in place to insure that not two databases are created with the same name, resulting in an exception if that’s the case,</text:span></text:p>
        </text:list-item>
        <text:list-item>
          <text:p text:style-name="P2"><text:span text:style-name="T3">opening an existing database –</text:span><text:span text:style-name="T5"> by providing a file path to an existing database, the file path includes the database folder name with which it was created; checks that the database actually exists and throws and error if it does not.</text:span></text:p>
        </text:list-item>
      </text:list>
      <text:p text:style-name="P3">Using any of the two operations the database manager provides will result in the creation of a <text:span text:style-name="T2">database</text:span> instance. The instance provides the following options:</text:p>
      <text:list xml:id="list8308386214173725783" text:style-name="L2">
        <text:list-item>
          <text:p text:style-name="P4">r<text:span text:style-name="T2">un script file – </text:span><text:span text:style-name="T4">will accept a file path to a script on the drive which may contain </text:span><text:span text:style-name="T6">a single or</text:span><text:span text:style-name="T4"> a series of instructions; the entire file is loaded in memory and parsed into the appropriate supported instructions, which are then executed by the database engine, synchronously and in the order they were given; a list of the allowed instructions will follow,</text:span></text:p>
        </text:list-item>
        <text:list-item>
          <text:p text:style-name="P5">execute – <text:span text:style-name="T4">this command accepts as input a string containing one or more instructions, that will get parsed and executed by the database engine; </text:span><text:span text:style-name="T6">these instructions do not return a result after execution</text:span><text:span text:style-name="T4">,</text:span></text:p>
        </text:list-item>
        <text:list-item>
          <text:p text:style-name="P6">query - <text:s/><text:span text:style-name="T5">this command accepts as input a string containing </text:span><text:span text:style-name="T4">a single</text:span><text:span text:style-name="T5"> instruction, that will get parsed and executed by the database engine; </text:span><text:span text:style-name="T4">this instruction differs from those sent to the execute command in that they return a result in the form of a table containing the rows that match the provided filtering conditions; if more that on query is sent to this command and exception will be thrown.</text:span></text:p>
        </text:list-item>
      </text:list>
      <text:p text:style-name="P7"><text:span text:style-name="T4">Internally, the database instance uses several other services that support it’s functions. These services are </text:span><text:span text:style-name="T8">injected through the database constructor. These service are</text:span><text:span text:style-name="T4">:</text:span></text:p>
      <text:list xml:id="list8876436957352025496" text:style-name="L3">
        <text:list-item>
          <text:p text:style-name="P8">a loader (ILoader) – <text:span text:style-name="T4">used by the database to load in memory the entire contents of a script file, using the file path provided,</text:span></text:p>
        </text:list-item>
        <text:list-item>
          <text:p text:style-name="P8">an instruction parser (IInstructionParser) – <text:span text:style-name="T4">used to parse and convert a string into the appropriate non-returning instructions,</text:span></text:p>
        </text:list-item>
        <text:list-item>
          <text:p text:style-name="P9">a query parser <text:span text:style-name="T9">(IQueryParser) </text:span>– <text:span text:style-name="T4">used to parse and convert a string into the appropriate returning instructions,</text:span></text:p>
        </text:list-item>
        <text:list-item>
          <text:p text:style-name="P9">a database engine <text:span text:style-name="T9">(IDatabaseEngine) </text:span>– <text:span text:style-name="T4">runs all the instructions parsed in a synchronous manner and in the order they were given in the string script; the database engine </text:span><text:span text:style-name="T7">holds the current database instance and</text:span><text:span text:style-name="T4"> provides the following options:</text:span></text:p>
          <text:list>
            <text:list-item>
              <text:p text:style-name="P10">execute – <text:span text:style-name="T4">accepts a list of parsed, non-returning instructions; it sets the current database instance on each instruction and then runs it; no return value,</text:span></text:p>
            </text:list-item>
            <text:list-item>
              <text:p text:style-name="P10"><text:soft-page-break/>query – <text:span text:style-name="T4">accepts a single returning instruction, also referred to as a </text:span>query<text:span text:style-name="T4">, sets the database for the query to the current database engine database instance and the</text:span><text:span text:style-name="T8">n</text:span><text:span text:style-name="T4"> executes the query, returning the result.</text:span></text:p>
            </text:list-item>
          </text:list>
        </text:list-item>
      </text:list>
      <text:p text:style-name="P11">Supported instructions and queries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in" fo:margin-right="0in" fo:margin-top="0in" fo:margin-bottom="0.0598in" loext:contextual-spacing="false" fo:text-align="justify" style:justify-single-word="false" fo:text-indent="0in" style:auto-text-indent="false" style:page-number="auto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3T22:40:39.067000000</meta:creation-date>
    <dc:date>2016-05-06T01:59:01.400000000</dc:date>
    <meta:editing-duration>PT16M8S</meta:editing-duration>
    <meta:editing-cycles>2</meta:editing-cycles>
    <meta:generator>LibreOffice/5.1.2.2$Windows_x86 LibreOffice_project/d3bf12ecb743fc0d20e0be0c58ca359301eb705f</meta:generator>
    <meta:document-statistic meta:table-count="0" meta:image-count="0" meta:object-count="0" meta:page-count="2" meta:paragraph-count="18" meta:word-count="522" meta:character-count="3197" meta:non-whitespace-character-count="2691"/>
  </office:meta>
</office:document-meta>
</file>